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1">
      <style:paragraph-properties fo:margin-top="0cm" fo:margin-bottom="0.046cm" style:contextual-spacing="false" fo:line-height="100%" fo:text-align="justify" style:justify-single-word="false" fo:break-before="page"/>
      <style:text-properties officeooo:rsid="0012f8ac" officeooo:paragraph-rsid="0012f8ac"/>
    </style:style>
    <style:style style:name="P4" style:family="paragraph" style:parent-style-name="Text_20_body" style:list-style-name="L1">
      <style:paragraph-properties fo:margin-top="0cm" fo:margin-bottom="0.046cm" style:contextual-spacing="false" fo:line-height="100%" fo:text-align="justify" style:justify-single-word="false"/>
      <style:text-properties officeooo:rsid="0012f8ac" officeooo:paragraph-rsid="0012f8ac"/>
    </style:style>
    <style:style style:name="P5" style:family="paragraph" style:parent-style-name="Text_20_body" style:list-style-name="L1">
      <style:paragraph-properties fo:margin-top="0cm" fo:margin-bottom="0.046cm" style:contextual-spacing="false" fo:line-height="100%" fo:text-align="justify" style:justify-single-word="false"/>
      <style:text-properties officeooo:rsid="0012f8ac" officeooo:paragraph-rsid="0012f8ac" fo:background-color="transparent"/>
    </style:style>
    <style:style style:name="P6" style:family="paragraph" style:parent-style-name="Text_20_body" style:list-style-name="L1">
      <style:paragraph-properties fo:margin-top="0cm" fo:margin-bottom="0.046cm" style:contextual-spacing="false" fo:line-height="100%" fo:text-align="justify" style:justify-single-word="false"/>
      <style:text-properties officeooo:rsid="0014da13" officeooo:paragraph-rsid="0014da13" fo:background-color="transparent"/>
    </style:style>
    <style:style style:name="P7" style:family="paragraph" style:parent-style-name="Text_20_body" style:list-style-name="L1">
      <style:paragraph-properties fo:margin-top="0cm" fo:margin-bottom="0.046cm" style:contextual-spacing="false" fo:line-height="100%" fo:text-align="justify" style:justify-single-word="false"/>
      <style:text-properties officeooo:rsid="0014da13" officeooo:paragraph-rsid="0014da13" fo:background-color="transparent"/>
    </style:style>
    <style:style style:name="P8" style:family="paragraph" style:parent-style-name="Text_20_body" style:list-style-name="L1">
      <style:paragraph-properties fo:margin-top="0cm" fo:margin-bottom="0.046cm" style:contextual-spacing="false" fo:line-height="100%" fo:text-align="justify" style:justify-single-word="false"/>
      <style:text-properties officeooo:rsid="0016546b" officeooo:paragraph-rsid="0016546b" fo:background-color="transparent"/>
    </style:style>
    <style:style style:name="P9" style:family="paragraph" style:parent-style-name="Text_20_body" style:list-style-name="L1">
      <style:paragraph-properties fo:margin-top="0cm" fo:margin-bottom="0.046cm" style:contextual-spacing="false" fo:line-height="100%" fo:text-align="justify" style:justify-single-word="false"/>
      <style:text-properties officeooo:rsid="0016546b" officeooo:paragraph-rsid="0016546b" fo:background-color="transparent"/>
    </style:style>
    <style:style style:name="P10" style:family="paragraph" style:parent-style-name="Text_20_body">
      <style:paragraph-properties fo:text-align="justify" style:justify-single-word="false"/>
      <style:text-properties fo:background-color="transparent"/>
    </style:style>
    <style:style style:name="P11" style:family="paragraph" style:parent-style-name="Text_20_body" style:list-style-name="L1">
      <style:paragraph-properties fo:margin-top="0cm" fo:margin-bottom="0.046cm" style:contextual-spacing="false" fo:line-height="100%" fo:text-align="justify" style:justify-single-word="false"/>
      <style:text-properties officeooo:paragraph-rsid="0016546b"/>
    </style:style>
    <style:style style:name="P12" style:family="paragraph" style:parent-style-name="Text_20_body">
      <style:paragraph-properties fo:text-align="justify" style:justify-single-word="false"/>
      <style:text-properties officeooo:paragraph-rsid="0021e00d"/>
    </style:style>
    <style:style style:name="T1" style:family="text">
      <style:text-properties fo:background-color="#afd095" loext:char-shading-value="0"/>
    </style:style>
    <style:style style:name="T2" style:family="text">
      <style:text-properties fo:color="#0000ff" loext:opacity="100%" style:font-name="Segoe UI" fo:font-size="9pt" fo:language="en" fo:country="US" style:font-size-asian="9pt"/>
    </style:style>
    <style:style style:name="T3" style:family="text">
      <style:text-properties fo:color="#0000ff" loext:opacity="100%" style:font-name="Segoe UI" fo:font-size="9pt" fo:language="en" fo:country="US" fo:background-color="#ffdbb6" loext:char-shading-value="0" style:font-size-asian="9pt"/>
    </style:style>
    <style:style style:name="T4" style:family="text">
      <style:text-properties fo:color="#0000ff" loext:opacity="100%" style:font-name="Segoe UI" fo:font-size="9pt" fo:language="en" fo:country="US" fo:background-color="#ffd7d7" loext:char-shading-value="0" style:font-size-asian="9pt"/>
    </style:style>
    <style:style style:name="T5" style:family="text">
      <style:text-properties fo:color="#0000ff" loext:opacity="100%" style:font-name="Segoe UI" fo:font-size="9pt" fo:language="en" fo:country="US" fo:background-color="#b4c7dc" loext:char-shading-value="0" style:font-size-asian="9pt"/>
    </style:style>
    <style:style style:name="T6" style:family="text">
      <style:text-properties fo:color="#0000ff" loext:opacity="100%" style:font-name="Segoe UI" fo:font-size="9pt" fo:language="en" fo:country="US" fo:background-color="#00a933" loext:char-shading-value="0" style:font-size-asian="9pt"/>
    </style:style>
    <style:style style:name="T7" style:family="text">
      <style:text-properties fo:color="#0000ff" loext:opacity="100%" style:font-name="Segoe UI" fo:font-size="9pt" fo:language="en" fo:country="US" fo:background-color="#00a933" loext:char-shading-value="0" style:font-size-asian="9pt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6546b" fo:background-color="transparent" loext:char-shading-value="0"/>
    </style:style>
    <style:style style:name="T10" style:family="text">
      <style:text-properties officeooo:rsid="0019c25e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7eb07"/>
    </style:style>
    <style:style style:name="T13" style:family="text">
      <style:text-properties officeooo:rsid="0018f778"/>
    </style:style>
    <style:style style:name="T14" style:family="text">
      <style:text-properties fo:color="#ca5100" loext:opacity="100%" style:font-name="Segoe UI" fo:font-size="9pt" fo:language="en" fo:country="US" style:font-size-asian="9pt"/>
    </style:style>
    <style:style style:name="T15" style:family="text">
      <style:text-properties fo:background-color="#e0c2cd" loext:char-shading-value="0"/>
    </style:style>
    <style:style style:name="T16" style:family="text">
      <style:text-properties fo:background-color="#ffdbb6" loext:char-shading-value="0"/>
    </style:style>
    <style:style style:name="T17" style:family="text">
      <style:text-properties fo:background-color="#ffd7d7" loext:char-shading-value="0"/>
    </style:style>
    <style:style style:name="T18" style:family="text">
      <style:text-properties fo:background-color="#b4c7dc" loext:char-shading-value="0"/>
    </style:style>
    <style:style style:name="T19" style:family="text">
      <style:text-properties fo:background-color="#e8f2a1" loext:char-shading-value="0"/>
    </style:style>
    <style:style style:name="T20" style:family="text">
      <style:text-properties officeooo:rsid="0017eb07" fo:background-color="#e8f2a1" loext:char-shading-value="0"/>
    </style:style>
    <style:style style:name="T21" style:family="text">
      <style:text-properties fo:background-color="#ffff38" loext:char-shading-value="0"/>
    </style:style>
    <style:style style:name="T22" style:family="text">
      <style:text-properties officeooo:rsid="0017eb07" fo:background-color="#ffff38" loext:char-shading-value="0"/>
    </style:style>
    <style:style style:name="T23" style:family="text">
      <style:text-properties fo:background-color="#000000" loext:char-shading-value="0"/>
    </style:style>
    <style:style style:name="T24" style:family="text">
      <style:text-properties fo:background-color="#000000" loext:char-shading-value="0"/>
    </style:style>
    <style:style style:name="T25" style:family="text">
      <style:text-properties officeooo:rsid="002566ed" fo:background-color="#000000" loext:char-shading-value="0"/>
    </style:style>
    <style:style style:name="T26" style:family="text">
      <style:text-properties officeooo:rsid="0025ea76" fo:background-color="#000000" loext:char-shading-value="0"/>
    </style:style>
    <style:style style:name="T27" style:family="text">
      <style:text-properties officeooo:rsid="00278a0c" fo:background-color="#000000" loext:char-shading-value="0"/>
    </style:style>
    <style:style style:name="T28" style:family="text">
      <style:text-properties officeooo:rsid="0028c1ee" fo:background-color="#000000" loext:char-shading-value="0"/>
    </style:style>
    <style:style style:name="T29" style:family="text">
      <style:text-properties officeooo:rsid="0028dbb2" fo:background-color="#000000" loext:char-shading-value="0"/>
    </style:style>
    <style:style style:name="T30" style:family="text">
      <style:text-properties officeooo:rsid="0028dbb2" fo:background-color="#000000" loext:char-shading-value="0"/>
    </style:style>
    <style:style style:name="T31" style:family="text">
      <style:text-properties officeooo:rsid="002a690d" fo:background-color="#000000" loext:char-shading-value="0"/>
    </style:style>
    <style:style style:name="T32" style:family="text">
      <style:text-properties officeooo:rsid="002b0245" fo:background-color="#000000" loext:char-shading-value="0"/>
    </style:style>
    <style:style style:name="T33" style:family="text">
      <style:text-properties officeooo:rsid="002c0202" fo:background-color="#000000" loext:char-shading-value="0"/>
    </style:style>
    <style:style style:name="T34" style:family="text">
      <style:text-properties officeooo:rsid="002cd072" fo:background-color="#000000" loext:char-shading-value="0"/>
    </style:style>
    <style:style style:name="T35" style:family="text">
      <style:text-properties officeooo:rsid="002d8729" fo:background-color="#000000" loext:char-shading-value="0"/>
    </style:style>
    <style:style style:name="T36" style:family="text">
      <style:text-properties officeooo:rsid="002ed0f4" fo:background-color="#000000" loext:char-shading-value="0"/>
    </style:style>
    <style:style style:name="T37" style:family="text">
      <style:text-properties officeooo:rsid="002fb02d" fo:background-color="#000000" loext:char-shading-value="0"/>
    </style:style>
    <style:style style:name="T38" style:family="text"/>
    <style:style style:name="T39" style:family="text">
      <style:text-properties officeooo:rsid="0028dbb2"/>
    </style:style>
    <style:style style:name="T40" style:family="text">
      <style:text-properties fo:background-color="#800080" loext:char-shading-value="0"/>
    </style:style>
    <style:style style:name="T41" style:family="text">
      <style:text-properties fo:background-color="#800080" loext:char-shading-value="0"/>
    </style:style>
    <style:style style:name="T42" style:family="text">
      <style:text-properties officeooo:rsid="0018f778" fo:background-color="#800080" loext:char-shading-value="0"/>
    </style:style>
    <style:style style:name="T43" style:family="text">
      <style:text-properties officeooo:rsid="0018f778" fo:background-color="#800080" loext:char-shading-value="0"/>
    </style:style>
    <style:style style:name="T44" style:family="text">
      <style:text-properties officeooo:rsid="0017eb07" fo:background-color="#800080" loext:char-shading-value="0"/>
    </style:style>
    <style:style style:name="T45" style:family="text">
      <style:text-properties officeooo:rsid="0017eb07" fo:background-color="#800080" loext:char-shading-value="0"/>
    </style:style>
    <style:style style:name="T46" style:family="text">
      <style:text-properties fo:background-color="#ff4000" loext:char-shading-value="0"/>
    </style:style>
    <style:style style:name="T47" style:family="text">
      <style:text-properties fo:background-color="#00a933" loext:char-shading-value="0"/>
    </style:style>
    <style:style style:name="T48" style:family="text">
      <style:text-properties fo:background-color="#00a933" loext:char-shading-value="0"/>
    </style:style>
    <style:style style:name="T49" style:family="text">
      <style:text-properties fo:background-color="#ffbf00" loext:char-shading-value="0"/>
    </style:style>
    <style:style style:name="T50" style:family="text">
      <style:text-properties fo:background-color="#ffbf00" loext:char-shading-value="0"/>
    </style:style>
    <style:style style:name="T51" style:family="text">
      <style:text-properties officeooo:rsid="0017eb07" fo:background-color="#ffbf00" loext:char-shading-value="0"/>
    </style:style>
    <style:style style:name="T52" style:family="text">
      <style:text-properties officeooo:rsid="0018f778" fo:background-color="#ffbf00" loext:char-shading-value="0"/>
    </style:style>
    <style:style style:name="T53" style:family="text">
      <style:text-properties officeooo:rsid="0018f778" fo:background-color="#ffb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version</text:p>
      <text:p text:style-name="P2"><text:span text:style-name="T11">.,nR2/LMTJOvkD102nNiaVy0qv9IAw2xXR9Ffo14WrvGc=..dGFjAG7NCGv6y4ur4qi14Q==..*¹..Nhttps://cf-st.sc-cdn.net/h/LcQu82PFbFbyIv8YVVIen?bo=Eg0aABoAMgEISAJQHGAB&amp;uc=28"$2FB28FCB-8F93-4471-9D56-75EFA41169C5zA.$2FB28FCB-8F93-4471-9D56-75EFA41169C5..Memories..streaming_video2¡..6https://cf-st.sc-cdn.net/h/LcQu82PFbFbyIv8YVVIen?uc=28"$2FB28FCB-8F93-4471-9D56-75EFA41169C5zA.$2FB28FCB-8F93-4471-9D56</text:span>-75EFA41169C5..Memories..streaming_videoB.LcQu82PFbFbyIv8YVVIenP.¡ß..1ÿ</text:p>
      <text:p text:style-name="P2"/>
      <text:p text:style-name="P10">0A 2C 6E 52 32 2F 4C 4D 54 4A 4F 76 6B 44 31 30 32 6E 4E 69 61 56 79 30 71 76 39 49 41 77 32 78 58 52 39 46 66 6F 31 34 57 72 76 47 63 3D 12 18 64 47 46 6A 41 47 37 4E 43 47 76 36 79 34 75 72 34 71 69 31 34 51 3D 3D 18 01 2A B9 01 0A 4E 68 74 74 70 73 3A 2F 2F 63 66 2D 73 74 2E 73 63 2D 63 64 6E 2E 6E 65 74 2F 68 2F 4C 63 51 75 38 32 50 46 62 46 62 79 49 76 38 59 56 56 49 65 6E 3F 62 6F 3D 45 67 30 61 41 42 6F 41 4D 67 45 49 53 41 4A 51 48 47 41 42 26 75 63 3D 32 38 22 24 32 46 42 32 38 46 43 42 2D 38 46 39 33 2D 34 34 37 31 2D 39 44 35 36 2D 37 35 45 46 41 34 31 31 36 39 43 35 7A 41 0A 24 32 46 42 32 38 46 43 42 2D 38 46 39 33 2D 34 34 37 31 2D 39 44 35 36 2D 37 35 45 46 41 34 31 31 36 39 43 35 <text:span text:style-name="T23">12 08</text:span> <text:span text:style-name="T49">4D 65 6D 6F 72 69 65 73</text:span> <text:span text:style-name="T23">1A 0F</text:span> <text:span text:style-name="T40">73 74 72 65 61 6D 69 6E 67 5F 76 69 64 65 6F</text:span> 32 A1 01 0A 36 68 74 74 70 73 3A 2F 2F 63 66 2D 73 74 2E 73 63 2D 63 64 6E 2E 6E 65 74 2F 68 2F 4C 63 51 75 38 32 50 46 62 46 62 79 49 76 38 59 56 56 49 65 6E 3F 75 63 3D 32 38 22 24 32 46 42 32 38 46 43 42 2D 38 46 39 33 2D 34 34 37 31 2D 39 44 35 36 2D 37 35 45 46 41 34 31 31 36 39 43 35 7A 41 0A 24 32 46 42 32 38 46 43 42 2D 38 46 39 33 2D 34 34 37 31 2D 39 44 35 36 2D 37 35 45 46 41 34 31 31 36 39 43 35 12 08 <text:span text:style-name="T49">4D 65 6D 6F 72 69 65 73</text:span> 1A 0F <text:span text:style-name="T40">73 74 72 65 61 6D 69 6E 67 5F 76 69 64 65 6F</text:span> 42 15 4C 63 51 75 38 32 50 46 62 46 62 79 49 76 38 59 56 56 49 65 6E 50 87 A1 DF 81 81 31 FF</text:p>
      <text:p text:style-name="P2"/>
      <text:p text:style-name="P12"><text:span text:style-name="T31">LF</text:span> <text:span text:style-name="T24">2C</text:span> <text:span text:style-name="T11">6E 52 32 2F 4C 4D 54 4A 4F 76 6B 44 31 30 32 6E 4E 69 61 56 79 30 71 76 39 49 41 77 32 78 58 52 39 46 66 6F 31 34 57 72 76 47 63 3D</text:span> <text:span text:style-name="T33">DC2</text:span> <text:span text:style-name="T35">CAN</text:span> <text:span text:style-name="T11">64 47 46 6A 41 47 37 4E 43 47 76 36 79 34 75 72 34 71 69 31 34 51 3D 3D</text:span> <text:span text:style-name="T35">CAN</text:span><text:span text:style-name="T11"> </text:span><text:span text:style-name="T25">SOH</text:span><text:span text:style-name="T11"> 2A B9 </text:span><text:span text:style-name="T25">SOH</text:span><text:span text:style-name="T11"> </text:span><text:span text:style-name="T27">LF</text:span><text:span text:style-name="T11"> 4E</text:span> <text:span text:style-name="T11">68 74 74 70 73 3A 2F 2F 63 66 2D 73 74 2E 73 63 2D 63 64 6E 2E 6E 65 74 2F 68 2F 4C 63 51 75 38 32 50 46 62 46 62 79 49 76 38 59 56 56 49 65 6E 3F 62 6F 3D 45 67 30 61 41 42 6F 41 4D 67 45 49 53 41 4A 51 48 47 41 42 26 75 63 3D 32 38 22 24 </text:span><text:span text:style-name="T48">32 46 42 32 38 46 43 42 2D 38 46 39 33 2D 34 34 37 31 2D 39 44 35 36 2D 37 35 45 46 41 34 31 31 36 39 43 35</text:span> 7A 41 <text:span text:style-name="T30">LF</text:span> 24 <text:span text:style-name="T48">32 46 42 32 38 46 43 42 2D 38 46 39 33 2D 34 34 37 31 2D 39 44 35 36 2D 37 35 45 46 41 34 31 31 36 39 43 35</text:span> <text:span text:style-name="T33">DC2</text:span> <text:span text:style-name="T26">BS</text:span> <text:span text:style-name="T50">4D 65 6D 6F 72 69 65 73</text:span> <text:span text:style-name="T36">SUB</text:span> <text:span text:style-name="T32">SI</text:span> <text:span text:style-name="T41">73 74 72 65 61 6D 69 6E 67 5F 76 69 64 65 6F</text:span><text:span text:style-name="T11"> 32</text:span> A1 <text:span text:style-name="T37">SOH</text:span> <text:span text:style-name="T28">LF</text:span> 36 68 74 74 70 73 3A 2F 2F 63 66 2D 73 74 2E 73 63 2D 63 64 6E 2E 6E 65 74 2F 68 2F 4C 63 51 75 38 32 50 46 62 46 62 79 49 76 38 59 56 56 49 65 6E 3F 75 63 3D 32 38 22 24 <text:span text:style-name="T48">32 46 42 32 38 46 43 42 2D 38 46 39 33 2D 34 34 37 31 2D 39 44 35 36 2D 37 35 45 46 41 34 31 31 36 39 43 35</text:span> 7A 41 <text:span text:style-name="T30">LF</text:span> 24 <text:span text:style-name="T48">32 46 42 32 38 46 43 42 2D 38 46 39 33 2D 34 34 37 31 2D 39 44 35 36 2D 37 35 45 46 41 34 31 31 36 39 43 35</text:span> <text:span text:style-name="T33">DC2</text:span> <text:span text:style-name="T26">BS</text:span> <text:span text:style-name="T50">4D 65 6D 6F 72 69 65 73</text:span> <text:span text:style-name="T36">SUB</text:span> <text:span text:style-name="T32">SI</text:span> <text:span text:style-name="T41">73 74 72 65 61 6D 69 6E 67 5F 76 69 64 65 6F</text:span> 42 <text:span text:style-name="T34">NAK</text:span> 4C 63 51 75 38 32 50 46 62 46 62 79 49 76 38 59 56 56 49 65 6E 50 87 A1 DF 81 81 31 FF</text:p>
      <text:list text:style-name="L1">
        <text:list-item>
          <text:p text:style-name="P3">Object</text:p>
          <text:list>
            <text:list-item>
              <text:p text:style-name="P4">1</text:p>
              <text:list>
                <text:list-item>
                  <text:p text:style-name="P4">LengthValue : <text:span text:style-name="T11">nR2/LMTJOvkD102nNiaVy0qv9IAw2xXR9Ffo14WrvGc=</text:span></text:p>
                </text:list-item>
              </text:list>
            </text:list-item>
            <text:list-item>
              <text:p text:style-name="P5">2</text:p>
              <text:list>
                <text:list-item>
                  <text:p text:style-name="P5">LengthValue : dGFjAG7NCGv6y4ur4qi14Q==</text:p>
                </text:list-item>
              </text:list>
            </text:list-item>
            <text:list-item>
              <text:p text:style-name="P5">3</text:p>
              <text:list>
                <text:list-item>
                  <text:p text:style-name="P5">Varint : 1</text:p>
                </text:list-item>
              </text:list>
            </text:list-item>
            <text:list-item>
              <text:p text:style-name="P7">5</text:p>
              <text:list>
                <text:list-item>
                  <text:p text:style-name="P9">1</text:p>
                  <text:list>
                    <text:list-item>
                      <text:p text:style-name="P9">LengthValue : <text:span text:style-name="T2">https://cf-st.sc-cdn.net/h/LcQu82PFbFbyIv8YVVIen?bo=Eg0aABoAMgEISAJQHGAB&amp;uc=28</text:span></text:p>
                    </text:list-item>
                  </text:list>
                </text:list-item>
                <text:list-item>
                  <text:p text:style-name="P9">4</text:p>
                  <text:list>
                    <text:list-item>
                      <text:p text:style-name="P9">LengthValue : <text:span text:style-name="T6">2FB28FCB-8F93-4471-9D56-75EFA41169C5 </text:span></text:p>
                    </text:list-item>
                  </text:list>
                </text:list-item>
                <text:list-item>
                  <text:p text:style-name="P9">15</text:p>
                  <text:list>
                    <text:list-item>
                      <text:p text:style-name="P9">1</text:p>
                      <text:list>
                        <text:list-item>
                          <text:p text:style-name="P9">LengthValue : <text:span text:style-name="T6">2FB28FCB-8F93-4471-9D56-75EFA41169C5 </text:span></text:p>
                        </text:list-item>
                      </text:list>
                    </text:list-item>
                    <text:list-item>
                      <text:p text:style-name="P9">2</text:p>
                      <text:list>
                        <text:list-item>
                          <text:p text:style-name="P9">LengthValue : <text:span text:style-name="T51">Memories</text:span></text:p>
                        </text:list-item>
                      </text:list>
                    </text:list-item>
                    <text:list-item>
                      <text:p text:style-name="P8">3</text:p>
                      <text:list>
                        <text:list-item>
                          <text:p text:style-name="P8">LengthValue : <text:span text:style-name="T45">streaming_video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6</text:p>
              <text:list>
                <text:list-item>
                  <text:p text:style-name="P8">1</text:p>
                  <text:list>
                    <text:list-item>
                      <text:p text:style-name="P8">LengthValue : <text:span text:style-name="T2">https://cf-st.sc-cdn.net/h/LcQu82PFbFbyIv8YVVIen?uc=28 </text:span></text:p>
                    </text:list-item>
                  </text:list>
                </text:list-item>
                <text:list-item>
                  <text:p text:style-name="P8">4</text:p>
                  <text:list>
                    <text:list-item>
                      <text:p text:style-name="P8">LengthValue : <text:span text:style-name="T7">2FB28FCB-8F93-4471-9D56-75EFA41169C5 </text:span></text:p>
                    </text:list-item>
                  </text:list>
                </text:list-item>
                <text:list-item>
                  <text:p text:style-name="P8">15</text:p>
                  <text:list>
                    <text:list-item>
                      <text:p text:style-name="P8">1</text:p>
                      <text:list>
                        <text:list-item>
                          <text:p text:style-name="P8">LengthValue : <text:span text:style-name="T7">2FB28FCB-8F93-4471-9D56-75EFA41169C5 </text:span></text:p>
                        </text:list-item>
                      </text:list>
                    </text:list-item>
                    <text:list-item>
                      <text:p text:style-name="P8">2</text:p>
                      <text:list>
                        <text:list-item>
                          <text:p text:style-name="P8">LengthValue : <text:span text:style-name="T53">Memories</text:span></text:p>
                        </text:list-item>
                      </text:list>
                    </text:list-item>
                    <text:list-item>
                      <text:p text:style-name="P8">3</text:p>
                      <text:list>
                        <text:list-item>
                          <text:p text:style-name="P8">LengthValue : <text:span text:style-name="T43">streaming_video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8</text:p>
              <text:list>
                <text:list-item>
                  <text:p text:style-name="P8">LengthValue : <text:span text:style-name="T2">LcQu82PFbFbyIv8YVVIen</text:span></text:p>
                </text:list-item>
              </text:list>
            </text:list-item>
            <text:list-item>
              <text:p text:style-name="P6">10</text:p>
              <text:list>
                <text:list-item>
                  <text:p text:style-name="P11"><text:span text:style-name="T10">VarInt</text:span><text:span text:style-name="T9">: </text:span><text:span text:style-name="T14">1683899273351 </text:span>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5:40:34.952000000</meta:creation-date>
    <dc:date>2024-05-28T12:36:05.980000000</dc:date>
    <meta:editing-duration>PT1H49M30S</meta:editing-duration>
    <meta:editing-cycles>44</meta:editing-cycles>
    <meta:generator>LibreOffice/7.5.4.2$Windows_X86_64 LibreOffice_project/36ccfdc35048b057fd9854c757a8b67ec53977b6</meta:generator>
    <meta:document-statistic meta:table-count="0" meta:image-count="0" meta:object-count="0" meta:page-count="3" meta:paragraph-count="39" meta:word-count="1017" meta:character-count="3911" meta:non-whitespace-character-count="2964"/>
  </office:meta>
</office:document-meta>
</file>